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Excel_20_Built-in_20_Normal">
      <style:table-cell-properties fo:border-bottom="0.105cm double #000000" style:border-line-width-bottom="0.035cm 0.035cm 0.035cm" fo:background-color="#fcd5b5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105cm double #000000" style:border-line-width-bottom="0.035cm 0.035cm 0.035cm" fo:background-color="#fcd5b5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8" style:family="table-cell" style:parent-style-name="Excel_20_Built-in_20_Normal">
      <style:table-cell-properties fo:border-bottom="0.105cm double #000000" style:border-line-width-bottom="0.035cm 0.035cm 0.035cm" fo:background-color="#fcd5b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105cm double #000000" style:border-line-width-bottom="0.035cm 0.035cm 0.035cm" fo:background-color="#fcd5b5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Comma_20__5b_0_5d_" style:data-style-name="N8134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3" style:family="table-cell" style:parent-style-name="Excel_20_Built-in_20_Comma_20__5b_0_5d_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Comma_20__5b_0_5d_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omma_20__5b_0_5d_" style:data-style-name="N110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Comma_20__5b_0_5d_" style:data-style-name="N1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Comma_20__5b_0_5d_" style:data-style-name="N1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Comma_20__5b_0_5d_" style:data-style-name="N11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105cm double #000000" style:border-line-width-bottom="0.035cm 0.035cm 0.035cm" fo:background-color="#ffff9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13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99" fo:wrap-option="wrap"/>
      <style:text-properties fo:font-size="12pt" style:font-size-asian="12pt" style:font-size-complex="12pt"/>
    </style:style>
    <style:style style:name="ce24" style:family="table-cell" style:parent-style-name="Default" style:data-style-name="N2">
      <style:text-properties fo:font-size="12pt" style:font-size-asian="12pt" style:font-size-complex="12pt"/>
    </style:style>
    <style:style style:name="ce25" style:family="table-cell" style:parent-style-name="Default" style:data-style-name="N123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ＭＳ Ｐゴシック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>
          <table:table-cell table:number-columns-repeated="2"/>
          <table:table-cell table:style-name="ce8" office:value-type="string">
            <text:p>信用供与額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>
            <text:p>A</text:p>
          </table:table-cell>
          <table:table-cell table:style-name="ce11"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2" table:number-rows-spanned="1">
            <text:p>年</text:p>
          </table:table-cell>
          <table:covered-table-cell table:style-name="ce5"/>
          <table:table-cell table:style-name="ce9" office:value-type="string">
            <text:p>ショッピングクレジット</text:p>
          </table:table-cell>
          <table:table-cell table:style-name="ce12" office:value-type="string">
            <text:p>クレジットカードショッピング</text:p>
          </table:table-cell>
          <table:table-cell table:style-name="ce9" office:value-type="string">
            <text:p>ショッピングクレジット</text:p>
          </table:table-cell>
          <table:table-cell table:style-name="ce12" office:value-type="string">
            <text:p>クレジットカードショッピング</text:p>
          </table:table-cell>
          <table:table-cell table:style-name="ce21" office:value-type="string">
            <text:p>ショッピングクレジット</text:p>
          </table:table-cell>
          <table:table-cell table:style-name="ce23" office:value-type="string">
            <text:p>クレジットカードショッピング</text:p>
            <text:p>contra A</text:p>
          </table:table-cell>
          <table:table-cell table:style-name="ce23" office:value-type="string">
            <text:p>クレジットカードショッピング</text:p>
            <text:p>2015=100</text:p>
          </table:table-cell>
          <table:table-cell table:style-name="ce21" office:value-type="string">
            <text:p>ショッピングクレジット</text:p>
            <text:p>% contra prev yr</text:p>
          </table:table-cell>
          <table:table-cell table:style-name="ce23" office:value-type="string">
            <text:p>クレジットカードショッピング</text:p>
            <text:p><text:span text:style-name="T1">% contra prev yr</text:span>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2015年</text:p>
          </table:table-cell>
          <table:covered-table-cell table:style-name="ce6"/>
          <table:table-cell table:style-name="ce10" table:formula="of:=[.E4]/1000" office:value-type="float" office:value="81.485">
            <text:p>81.49</text:p>
          </table:table-cell>
          <table:table-cell table:style-name="ce10" table:formula="of:=[.F4]/1000" office:value-type="float" office:value="498.341">
            <text:p>498.34</text:p>
          </table:table-cell>
          <table:table-cell table:style-name="ce13" office:value-type="float" office:value="81485">
            <text:p>81,485</text:p>
          </table:table-cell>
          <table:table-cell table:style-name="ce17" office:value-type="float" office:value="498341">
            <text:p>498,341 </text:p>
          </table:table-cell>
          <table:table-cell table:style-name="ce22" table:formula="of:=[.C4]/[.$C$4]*100" office:value-type="float" office:value="100">
            <text:p>100.0</text:p>
          </table:table-cell>
          <table:table-cell table:style-name="ce24" table:formula="of:=[.D4]/[.C4]" office:value-type="float" office:value="6.11573909308462">
            <text:p>6.12</text:p>
          </table:table-cell>
          <table:table-cell table:style-name="ce22" table:formula="of:=[.D4]/[.$D$4]*100" office:value-type="float" office:value="100">
            <text:p>100.0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2016年</text:p>
          </table:table-cell>
          <table:covered-table-cell table:style-name="ce6"/>
          <table:table-cell table:style-name="ce10" table:formula="of:=[.E5]/1000" office:value-type="float" office:value="86.566">
            <text:p>86.57</text:p>
          </table:table-cell>
          <table:table-cell table:style-name="ce10" table:formula="of:=[.F5]/1000" office:value-type="float" office:value="539.265">
            <text:p>539.27</text:p>
          </table:table-cell>
          <table:table-cell table:style-name="ce14" office:value-type="float" office:value="86566">
            <text:p>86,566</text:p>
          </table:table-cell>
          <table:table-cell table:style-name="ce18" office:value-type="float" office:value="539265">
            <text:p>539,265 </text:p>
          </table:table-cell>
          <table:table-cell table:style-name="ce22" table:formula="of:=[.C5]/[.$C$4]*100" office:value-type="float" office:value="106.235503466896">
            <text:p>106.2</text:p>
          </table:table-cell>
          <table:table-cell table:style-name="ce24" table:formula="of:=[.D5]/[.C5]" office:value-type="float" office:value="6.22952429360257">
            <text:p>6.23</text:p>
          </table:table-cell>
          <table:table-cell table:style-name="ce22" table:formula="of:=[.D5]/[.$D$4]*100" office:value-type="float" office:value="108.21204757385">
            <text:p>108.2</text:p>
          </table:table-cell>
          <table:table-cell table:style-name="ce25" table:formula="of:=[.C5]/[.C4]-1" office:value-type="percentage" office:value="0.0623550346689574">
            <text:p>6.2%</text:p>
          </table:table-cell>
          <table:table-cell table:style-name="ce25" table:formula="of:=[.D5]/[.D4]-1" office:value-type="percentage" office:value="0.0821204757385003">
            <text:p>8.2%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2017年</text:p>
          </table:table-cell>
          <table:covered-table-cell table:style-name="ce6"/>
          <table:table-cell table:style-name="ce10" table:formula="of:=[.E6]/1000" office:value-type="float" office:value="89.628">
            <text:p>89.63</text:p>
          </table:table-cell>
          <table:table-cell table:style-name="ce10" table:formula="of:=[.F6]/1000" office:value-type="float" office:value="583.711">
            <text:p>583.71</text:p>
          </table:table-cell>
          <table:table-cell table:style-name="ce15" office:value-type="float" office:value="89628">
            <text:p>89,628</text:p>
          </table:table-cell>
          <table:table-cell table:style-name="ce19" office:value-type="float" office:value="583711">
            <text:p>583,711 </text:p>
          </table:table-cell>
          <table:table-cell table:style-name="ce22" table:formula="of:=[.C6]/[.$C$4]*100" office:value-type="float" office:value="109.993250291465">
            <text:p>110.0</text:p>
          </table:table-cell>
          <table:table-cell table:style-name="ce24" table:formula="of:=[.D6]/[.C6]" office:value-type="float" office:value="6.51259651001919">
            <text:p>6.51</text:p>
          </table:table-cell>
          <table:table-cell table:style-name="ce22" table:formula="of:=[.D6]/[.$D$4]*100" office:value-type="float" office:value="117.130840127543">
            <text:p>117.1</text:p>
          </table:table-cell>
          <table:table-cell table:style-name="ce25" table:formula="of:=[.C6]/[.C5]-1" office:value-type="percentage" office:value="0.0353718550008086">
            <text:p>3.5%</text:p>
          </table:table-cell>
          <table:table-cell table:style-name="ce25" table:formula="of:=[.D6]/[.D5]-1" office:value-type="percentage" office:value="0.0824195896266216">
            <text:p>8.2%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2018年</text:p>
          </table:table-cell>
          <table:covered-table-cell table:style-name="ce6"/>
          <table:table-cell table:style-name="ce10" table:formula="of:=[.E7]/1000" office:value-type="float" office:value="96.96">
            <text:p>96.96</text:p>
          </table:table-cell>
          <table:table-cell table:style-name="ce10" table:formula="of:=[.F7]/1000" office:value-type="float" office:value="666.877">
            <text:p>666.88</text:p>
          </table:table-cell>
          <table:table-cell table:style-name="ce15" office:value-type="float" office:value="96960">
            <text:p>96,960</text:p>
          </table:table-cell>
          <table:table-cell table:style-name="ce19" office:value-type="float" office:value="666877">
            <text:p>666,877 </text:p>
          </table:table-cell>
          <table:table-cell table:style-name="ce22" table:formula="of:=[.C7]/[.$C$4]*100" office:value-type="float" office:value="118.991225378904">
            <text:p>119.0</text:p>
          </table:table-cell>
          <table:table-cell table:style-name="ce24" table:formula="of:=[.D7]/[.C7]" office:value-type="float" office:value="6.87785684818482">
            <text:p>6.88</text:p>
          </table:table-cell>
          <table:table-cell table:style-name="ce22" table:formula="of:=[.D7]/[.$D$4]*100" office:value-type="float" office:value="133.819412811709">
            <text:p>133.8</text:p>
          </table:table-cell>
          <table:table-cell table:style-name="ce25" table:formula="of:=[.C7]/[.C6]-1" office:value-type="percentage" office:value="0.0818047931449992">
            <text:p>8.2%</text:p>
          </table:table-cell>
          <table:table-cell table:style-name="ce25" table:formula="of:=[.D7]/[.D6]-1" office:value-type="percentage" office:value="0.142478041359508">
            <text:p>14.2%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2" table:number-rows-spanned="1">
            <text:p>2019年</text:p>
          </table:table-cell>
          <table:covered-table-cell table:style-name="ce7"/>
          <table:table-cell table:style-name="ce10" table:formula="of:=[.E8]/1000" office:value-type="float" office:value="97.365">
            <text:p>97.37</text:p>
          </table:table-cell>
          <table:table-cell table:style-name="ce10" table:formula="of:=[.F8]/1000" office:value-type="float" office:value="734.311">
            <text:p>734.31</text:p>
          </table:table-cell>
          <table:table-cell table:style-name="ce16" office:value-type="float" office:value="97365">
            <text:p>97,365</text:p>
          </table:table-cell>
          <table:table-cell table:style-name="ce20" office:value-type="float" office:value="734311">
            <text:p>734,311 </text:p>
          </table:table-cell>
          <table:table-cell table:style-name="ce22" table:formula="of:=[.C8]/[.$C$4]*100" office:value-type="float" office:value="119.48824937105">
            <text:p>119.5</text:p>
          </table:table-cell>
          <table:table-cell table:style-name="ce24" table:formula="of:=[.D8]/[.C8]" office:value-type="float" office:value="7.54183741590921">
            <text:p>7.54</text:p>
          </table:table-cell>
          <table:table-cell table:style-name="ce22" table:formula="of:=[.D8]/[.$D$4]*100" office:value-type="float" office:value="147.351110986252">
            <text:p>147.4</text:p>
          </table:table-cell>
          <table:table-cell table:style-name="ce25" table:formula="of:=[.C8]/[.C7]-1" office:value-type="percentage" office:value="0.00417698019801982">
            <text:p>0.4%</text:p>
          </table:table-cell>
          <table:table-cell table:style-name="ce25" table:formula="of:=[.D8]/[.D7]-1" office:value-type="percentage" office:value="0.10111909692492">
            <text:p>10.1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K30" table:end-x="1.937cm" table:end-y="0.046cm" draw:z-index="0" draw:style-name="gr1" draw:text-style-name="P1" svg:width="16.227cm" svg:height="10.679cm" svg:x="1.745cm" svg:y="0.087cm">
              <draw:object draw:notify-on-update-of-ranges="Sheet1.A3:Sheet1.B3 Sheet1.A4:Sheet1.B8 Sheet1.C3:Sheet1.C3 Sheet1.C4:Sheet1.C8 Sheet1.D3:Sheet1.D3 Sheet1.D4:Sheet1.D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openoffce 第２軸　利用法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trousse.blog.fc2.com/blog-entry-78.ht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ttps://www.j-credit.or.jp/information/statistics/download/toukei_02_h_200331.pd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s://www.j-credit.or.jp/information/statistics/download/toukei_02_b_200331.pdf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108">
      <number:number number:decimal-places="1" number:min-integer-digits="1"/>
      <number:text> </number:text>
    </number:number-style>
    <number:number-style style:name="N109P0" style:volatile="true">
      <number:number number:decimal-places="1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1" number:min-integer-digits="1"/>
      <number:text> </number:text>
    </number:number-style>
    <number:number-style style:name="N111">
      <style:text-properties fo:color="#ff0000"/>
      <number:text>(</number:text>
      <number:number number:decimal-places="1" number:min-integer-digits="1"/>
      <number:text>)</number:text>
      <style:map style:condition="value()&gt;=0" style:apply-style-name="N111P0"/>
    </number:number-style>
    <number:number-style style:name="N112P0" style:volatile="true">
      <number:number number:decimal-places="1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percentage-style style:name="N123">
      <number:number number:decimal-places="1" number:min-integer-digits="1"/>
      <number:text>%</number:text>
    </number:percentage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number:number-style style:name="N8143P0" style:volatile="true" number:language="ja" number:country="JP">
      <number:number number:decimal-places="1" number:min-integer-digits="1" number:grouping="true"/>
    </number:number-style>
    <number:number-style style:name="N8143" number:language="ja" number:country="JP">
      <style:text-properties fo:color="#ff0000"/>
      <number:text>-</number:text>
      <number:number number:decimal-places="1" number:min-integer-digits="1" number:grouping="true"/>
      <style:map style:condition="value()&gt;=0" style:apply-style-name="N8143P0"/>
    </number:number-style>
    <number:number-style style:name="N8144P0" style:volatile="true" number:language="ja" number:country="JP">
      <number:number number:decimal-places="3" number:min-integer-digits="1" number:grouping="true"/>
    </number:number-style>
    <number:number-style style:name="N8144" number:language="ja" number:country="JP">
      <style:text-properties fo:color="#ff0000"/>
      <number:text>-</number:text>
      <number:number number:decimal-places="3" number:min-integer-digits="1" number:grouping="true"/>
      <style:map style:condition="value()&gt;=0" style:apply-style-name="N8144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20_Built-in_20_Comma_20__5b_0_5d_" style:display-name="Excel Built-in Comma [0]" style:family="table-cell" style:parent-style-name="Excel_20_Built-in_20_Normal" style:data-style-name="N813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2020/06/14</text:date>, <text:time>15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14T14:19:36.99</meta:creation-date>
    <dc:date>2020-06-14T15:00:00.05</dc:date>
    <dc:creator>iwabuchi ken</dc:creator>
    <meta:editing-duration>PT18M47S</meta:editing-duration>
    <meta:editing-cycles>3</meta:editing-cycles>
    <meta:generator>OpenOffice/4.1.3$Win32 OpenOffice.org_project/413m1$Build-9783</meta:generator>
    <meta:document-statistic meta:table-count="3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ja" number:country="JP">
      <number:number number:min-integer-digits="1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134">
      <style:chart-properties chart:display-label="true" chart:logarithmic="false" chart:minimum="4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8134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8134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813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28cm" svg:height="10.68cm" xlink:href=".." xlink:type="simple" chart:class="chart:bar" chart:style-name="ch1">
        <chart:title svg:x="6.906cm" svg:y="0.348cm" chart:style-name="ch2">
          <text:p>信用供与額</text:p>
        </chart:title>
        <chart:subtitle svg:x="7.237cm" svg:y="1.289cm" chart:style-name="ch3">
          <text:p>（千億円）</text:p>
        </chart:subtitle>
        <chart:legend chart:legend-position="end" svg:x="11.021cm" svg:y="4.845cm" style:legend-expansion="high" chart:style-name="ch4"/>
        <chart:plot-area chart:style-name="ch5" table:cell-range-address="Sheet1.A3:Sheet1.D8" chart:data-source-has-labels="both" svg:x="1.283cm" svg:y="2.344cm" svg:width="8.581cm" svg:height="7.703cm">
          <chartooo:coordinate-region svg:x="2.566cm" svg:y="2.556cm" svg:width="6.014cm" svg:height="6.818cm"/>
          <chart:axis chart:dimension="x" chart:name="primary-x" chart:style-name="ch6" chartooo:axis-type="auto">
            <chartooo:date-scale/>
            <chart:categories table:cell-range-address="Sheet1.A4:Sheet1.B8"/>
          </chart:axis>
          <chart:axis chart:dimension="y" chart:name="primary-y" chart:style-name="ch7">
            <chart:title svg:x="0.451cm" svg:y="8.144cm" chart:style-name="ch8">
              <text:p>クレジットカード・ショッピング</text:p>
            </chart:title>
            <chart:grid chart:style-name="ch9" chart:class="major"/>
          </chart:axis>
          <chart:axis chart:dimension="y" chart:name="secondary-y" chart:style-name="ch10">
            <chart:title svg:x="10.188cm" svg:y="7.747cm" chart:style-name="ch8">
              <text:p>ショッピング・クレジット</text:p>
            </chart:title>
          </chart:axis>
          <chart:series chart:attached-axis="secondary-y" chart:style-name="ch11" chart:values-cell-range-address="Sheet1.C4:Sheet1.C8" chart:label-cell-address="Sheet1.C3:Sheet1.C3" chart:class="chart:bar">
            <chart:data-point chart:repeated="5"/>
          </chart:series>
          <chart:series chart:attached-axis="primary-y" chart:style-name="ch12" chart:values-cell-range-address="Sheet1.D4:Sheet1.D8" chart:label-cell-address="Sheet1.D3:Sheet1.D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ショッピングクレジット</text:p>
                <draw:g>
                  <svg:desc>Sheet1.C3:Sheet1.C3</svg:desc>
                </draw:g>
              </table:table-cell>
              <table:table-cell office:value-type="string">
                <text:p>クレジットカードショッピング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年</text:p>
                <text:list>
                  <text:list-item>
                    <text:p>2015年</text:p>
                  </text:list-item>
                  <text:list-item>
                    <text:p/>
                  </text:list-item>
                </text:list>
                <draw:g>
                  <svg:desc>Sheet1.A4:Sheet1.B8</svg:desc>
                </draw:g>
              </table:table-cell>
              <table:table-cell office:value-type="float" office:value="81.485">
                <text:p>81.485</text:p>
                <draw:g>
                  <svg:desc>Sheet1.C4:Sheet1.C8</svg:desc>
                </draw:g>
              </table:table-cell>
              <table:table-cell office:value-type="float" office:value="498.341">
                <text:p>498.341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016年</text:p>
                <text:list>
                  <text:list-item>
                    <text:p>2016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.566">
                <text:p>86.566</text:p>
              </table:table-cell>
              <table:table-cell office:value-type="float" office:value="539.265">
                <text:p>539.265</text:p>
              </table:table-cell>
            </table:table-row>
            <table:table-row>
              <table:table-cell office:value-type="string">
                <text:p>2017年</text:p>
                <text:list>
                  <text:list-item>
                    <text:p>2017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.628">
                <text:p>89.628</text:p>
              </table:table-cell>
              <table:table-cell office:value-type="float" office:value="583.711">
                <text:p>583.711</text:p>
              </table:table-cell>
            </table:table-row>
            <table:table-row>
              <table:table-cell office:value-type="string">
                <text:p>2018年</text:p>
                <text:list>
                  <text:list-item>
                    <text:p>2018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.96">
                <text:p>96.96</text:p>
              </table:table-cell>
              <table:table-cell office:value-type="float" office:value="666.877">
                <text:p>666.877</text:p>
              </table:table-cell>
            </table:table-row>
            <table:table-row>
              <table:table-cell office:value-type="string">
                <text:p>2019年</text:p>
                <text:list>
                  <text:list-item>
                    <text:p>2019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7.365">
                <text:p>97.365</text:p>
              </table:table-cell>
              <table:table-cell office:value-type="float" office:value="734.311">
                <text:p>734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